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3.1889in" table:align="right" style:writing-mode="lr-tb"/>
    </style:style>
    <style:style style:name="Таблица1.A" style:family="table-column">
      <style:table-column-properties style:column-width="1.4583in"/>
    </style:style>
    <style:style style:name="Таблица1.B" style:family="table-column">
      <style:table-column-properties style:column-width="1.7306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3847in"/>
    </style:style>
    <style:style style:name="Таблица1.5" style:family="table-row">
      <style:table-row-properties style:min-row-height="0.5in"/>
    </style:style>
    <style:style style:name="Таблица1.6" style:family="table-row">
      <style:table-row-properties style:min-row-height="0.559in"/>
    </style:style>
    <style:style style:name="P1" style:family="paragraph" style:parent-style-name="Table_20_Contents">
      <style:text-properties style:font-name="Times New Roman" fo:font-size="13pt" style:font-size-asian="13pt" style:font-size-complex="13pt"/>
    </style:style>
    <style:style style:name="P2" style:family="paragraph" style:parent-style-name="Table_20_Contents">
      <style:text-properties style:font-name="Times New Roman" fo:font-size="13pt" officeooo:rsid="001f46b4" officeooo:paragraph-rsid="001f46b4" style:font-size-asian="13pt" style:font-size-complex="13pt"/>
    </style:style>
    <style:style style:name="P3" style:family="paragraph" style:parent-style-name="Table_20_Contents">
      <style:text-properties style:font-name="Times New Roman" fo:font-size="13pt" officeooo:rsid="0027986a" officeooo:paragraph-rsid="0027986a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fo:color="#000000" style:font-name="Times New Roman" fo:font-size="18pt" fo:font-weight="bold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fo:color="#000000" style:font-name="Times New Roman" fo:font-size="18pt" fo:font-weight="bold" officeooo:rsid="001f46b4" officeooo:paragraph-rsid="001f46b4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vertical-align="baselin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/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background-color="#ffffff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style:font-name-asian="Times New Roman1" style:font-size-asian="12pt" style:language-asian="ru" style:country-asian="RU" style:font-name-complex="Courier New1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style:vertical-align="baselin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 style:vertical-align="baseline"/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2.8165in"/>
        </style:tab-stops>
      </style:paragraph-properties>
      <style:text-properties style:font-name="Times New Roman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>
        <style:tab-stops>
          <style:tab-stop style:position="2.8165in"/>
        </style:tab-stops>
      </style:paragraph-properties>
      <style:text-properties style:font-name="Times New Roman" fo:font-size="12pt" fo:language="en" fo:country="US" officeooo:rsid="0022c677" officeooo:paragraph-rsid="0022c677" style:font-name-asian="Times New Roman1" style:font-size-asian="12pt" style:language-asian="ru" style:country-asian="RU" style:font-name-complex="Courier New1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>
        <style:tab-stops>
          <style:tab-stop style:position="2.8165in"/>
        </style:tab-stops>
      </style:paragraph-properties>
      <style:text-properties style:font-name="Times New Roman" fo:font-size="12pt" fo:language="en" fo:country="US" officeooo:rsid="00249205" officeooo:paragraph-rsid="00249205" style:font-name-asian="Times New Roman1" style:font-size-asian="12pt" style:language-asian="ru" style:country-asian="RU" style:font-name-complex="Courier New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/>
    </style:style>
    <style:style style:name="P30" style:family="paragraph" style:parent-style-name="Normal_20__28_Web_29_">
      <style:paragraph-properties fo:margin-top="0in" fo:margin-bottom="0in" loext:contextual-spacing="false"/>
      <style:text-properties fo:color="#000000" style:font-name="Times New Roman" fo:font-size="13.5pt" style:font-size-asian="13.5pt" style:font-size-complex="13.5pt"/>
    </style:style>
    <style:style style:name="P31" style:family="paragraph" style:parent-style-name="Normal_20__28_Web_29_">
      <style:paragraph-properties fo:margin-top="0in" fo:margin-bottom="0in" loext:contextual-spacing="false"/>
      <style:text-properties fo:color="#000000" style:font-name="Times New Roman" fo:font-size="12pt" style:font-size-asian="12pt" style:font-size-complex="12pt"/>
    </style:style>
    <style:style style:name="P32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Times New Roman" officeooo:paragraph-rsid="00211ae5"/>
    </style:style>
    <style:style style:name="P33" style:family="paragraph" style:parent-style-name="Standard">
      <style:paragraph-properties fo:margin-top="0in" fo:margin-bottom="0.1665in" loext:contextual-spacing="false" fo:line-height="100%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left="0.6252in" fo:margin-right="0in" fo:margin-top="0in" fo:margin-bottom="0in" loext:contextual-spacing="false" fo:line-height="100%" fo:text-align="justify" style:justify-single-word="false" fo:text-indent="0in" style:auto-text-indent="false" style:vertical-align="middl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2.8165in"/>
        </style:tab-stops>
      </style:paragraph-properties>
      <style:text-properties style:font-name="Times New Roman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vertical-align="middle"/>
      <style:text-properties style:font-name="Times New Roman"/>
    </style:style>
    <style:style style:name="P37" style:family="paragraph" style:parent-style-name="Standard">
      <style:paragraph-properties fo:margin-top="0in" fo:margin-bottom="0.111in" loext:contextual-spacing="false"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38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auto"/>
      <style:text-properties style:font-name="Times New Roman"/>
    </style:style>
    <style:style style:name="P39" style:family="paragraph" style:parent-style-name="Standard" style:list-style-name="WWNum1">
      <style:paragraph-properties fo:margin-top="0in" fo:margin-bottom="0in" loext:contextual-spacing="false" fo:line-height="100%" fo:text-align="start" style:justify-single-word="false" fo:break-before="page" style:vertical-align="baseline"/>
      <style:text-properties style:font-name="Times New Roman" fo:font-size="14pt" style:font-size-asian="14pt" style:font-size-complex="14pt"/>
    </style:style>
    <style:style style:name="P40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margin-top="0in" fo:margin-bottom="0in" loext:contextual-spacing="false" fo:line-height="100%">
        <style:tab-stops>
          <style:tab-stop style:position="2.8165in"/>
        </style:tab-stops>
      </style:paragraph-properties>
      <style:text-properties style:font-name="Times New Roman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P42" style:family="paragraph" style:parent-style-name="Standard" style:list-style-name="WWNum4">
      <style:paragraph-properties fo:margin-top="0.1665in" fo:margin-bottom="0.111in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top="0.1665in" fo:margin-bottom="0.111in" loext:contextual-spacing="false" fo:line-height="100%" fo:text-align="justify" style:justify-single-word="false" style:vertical-align="baseline"/>
      <style:text-properties style:font-name="Times New Roman"/>
    </style:style>
    <style:style style:name="P44" style:family="paragraph" style:parent-style-name="Table_20_Contents">
      <style:text-properties style:font-name="Times New Roman" fo:font-size="13pt" officeooo:rsid="0029a544" officeooo:paragraph-rsid="0029a544" style:font-size-asian="13pt" style:font-size-complex="13pt"/>
    </style:style>
    <style:style style:name="P45" style:family="paragraph" style:parent-style-name="List_20_Paragraph" style:list-style-name="WWNum5">
      <style:paragraph-properties fo:margin-top="0in" fo:margin-bottom="0in" loext:contextual-spacing="true" fo:line-height="100%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46" style:family="paragraph" style:parent-style-name="List_20_Paragraph" style:list-style-name="WWNum6">
      <style:paragraph-properties fo:margin-left="0in" fo:margin-right="0in" fo:margin-top="0.1665in" fo:margin-bottom="0.111in" loext:contextual-spacing="true" fo:line-height="115%" fo:text-align="justify" style:justify-single-word="false" fo:text-indent="0.2957in" style:auto-text-indent="false"/>
      <style:text-properties style:font-name="Times New Roman"/>
    </style:style>
    <style:style style:name="P47" style:family="paragraph" style:parent-style-name="List_20_Paragraph" style:list-style-name="WWNum6">
      <style:paragraph-properties fo:margin-left="0in" fo:margin-right="0in" fo:margin-top="0.1665in" fo:margin-bottom="0.111in" loext:contextual-spacing="true" fo:line-height="115%" fo:text-align="justify" style:justify-single-word="false" fo:text-indent="0.2957in" style:auto-text-indent="false" style:vertical-align="baseline"/>
      <style:text-properties style:font-name="Times New Roman"/>
    </style:style>
    <style:style style:name="T1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color="#000000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color="#000000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fo:color="#000000" fo:font-size="12pt" fo:language="en" fo:country="US" fo:font-weight="bold" officeooo:rsid="0021c71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fo:color="#000000" fo:font-size="12pt" fo:language="en" fo:country="US" fo:background-color="#ffffff" loext:char-shading-value="0" style:font-name-asian="Times New Roman1" style:font-size-asian="12pt" style:language-asian="ru" style:country-asian="RU" style:font-name-complex="Courier New1" style:font-size-complex="12pt"/>
    </style:style>
    <style:style style:name="T6" style:family="text">
      <style:text-properties fo:color="#000000" fo:font-size="12pt" fo:language="en" fo:country="US" officeooo:rsid="0021c710" fo:background-color="#ffffff" loext:char-shading-value="0" style:font-name-asian="Times New Roman1" style:font-size-asian="12pt" style:language-asian="ru" style:country-asian="RU" style:font-name-complex="Courier New1" style:font-size-complex="12pt"/>
    </style:style>
    <style:style style:name="T7" style:family="text">
      <style:text-properties fo:color="#000000" fo:font-size="12pt" fo:language="en" fo:country="US" style:text-underline-style="none" fo:font-weight="bold" fo:background-color="#ffffff" loext:char-shading-value="0" style:font-name-asian="Times New Roman1" style:font-size-asian="12pt" style:language-asian="ru" style:country-asian="RU" style:font-weight-asian="bold" style:font-name-complex="Courier New1" style:font-size-complex="12pt" style:font-weight-complex="bold"/>
    </style:style>
    <style:style style:name="T8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fo:color="#000000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0" style:family="text">
      <style:text-properties fo:color="#000000" fo:font-size="14pt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1" style:family="text">
      <style:text-properties fo:color="#000000" fo:font-size="14pt" fo:font-weight="bold" officeooo:rsid="001f46b4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2" style:family="text">
      <style:text-properties fo:color="#000000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fo:font-size="14pt" officeooo:rsid="001f46b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fo:font-size="14pt" officeooo:rsid="0029a54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style:text-underline-style="none" fo:font-weight="bold" style:font-name-asian="Times New Roman1" style:language-asian="ru" style:country-asian="RU" style:font-weight-asian="bold" style:font-name-complex="Times New Roman1" style:font-weight-complex="bold"/>
    </style:style>
    <style:style style:name="T16" style:family="text">
      <style:text-properties fo:color="#000000" style:text-underline-style="none" fo:font-weight="bold" officeooo:rsid="00211ae5" style:font-name-asian="Times New Roman1" style:language-asian="ru" style:country-asian="RU" style:font-weight-asian="bold" style:font-name-complex="Times New Roman1" style:font-weight-complex="bold"/>
    </style:style>
    <style:style style:name="T17" style:family="text">
      <style:text-properties fo:color="#000000" fo:font-style="normal" style:text-underline-style="none" fo:font-weight="bold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8" style:family="text">
      <style:text-properties fo:color="#000000" fo:font-style="normal" style:text-underline-style="none" fo:font-weight="bold" officeooo:rsid="00211ae5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9" style:family="text">
      <style:text-properties fo:color="#000000" fo:language="en" fo:country="US" style:text-underline-style="none" fo:font-weight="bold" style:font-name-asian="Times New Roman1" style:language-asian="ru" style:country-asian="RU" style:font-weight-asian="bold" style:font-name-complex="Times New Roman1" style:font-weight-complex="bold"/>
    </style:style>
    <style:style style:name="T20" style:family="text">
      <style:text-properties fo:font-size="12pt" fo:language="en" fo:country="US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21" style:family="text">
      <style:text-properties fo:font-size="12pt" fo:language="en" fo:country="US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2" style:family="text">
      <style:text-properties fo:font-size="12pt" fo:language="en" fo:country="US" style:font-size-asian="12pt" style:font-name-complex="Times New Roman1" style:font-size-complex="12pt"/>
    </style:style>
    <style:style style:name="T23" style:family="text">
      <style:text-properties fo:font-size="12pt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24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5" style:family="text">
      <style:text-properties fo:font-size="12pt" fo:background-color="#fefefe" loext:char-shading-value="0" style:font-size-asian="12pt" style:font-name-complex="Times New Roman1" style:font-size-complex="12pt"/>
    </style:style>
    <style:style style:name="T26" style:family="text">
      <style:text-properties fo:font-size="12pt" fo:background-color="#fefefe" loext:char-shading-value="0" style:font-name-asian="Times New Roman1" style:font-size-asian="12pt" style:language-asian="ru" style:country-asian="RU" style:font-name-complex="Times New Roman1" style:font-size-complex="12pt"/>
    </style:style>
    <style:style style:name="T27" style:family="text">
      <style:text-properties fo:font-size="12pt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8" style:family="text">
      <style:text-properties fo:font-size="12pt" fo:font-style="italic" fo:background-color="#fefefe" loext:char-shading-value="0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9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0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31" style:family="text">
      <style:text-properties fo:font-size="12pt" style:font-size-asian="12pt" style:font-name-complex="Times New Roman1" style:font-size-complex="12pt"/>
    </style:style>
    <style:style style:name="T32" style:family="text">
      <style:text-properties fo:font-size="12pt" style:font-size-asian="12pt" style:font-name-complex="Courier New1" style:font-size-complex="12pt"/>
    </style:style>
    <style:style style:name="T33" style:family="text">
      <style:text-properties officeooo:rsid="00289f97"/>
    </style:style>
    <style:style style:name="T34" style:family="text">
      <style:text-properties officeooo:rsid="0029a5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0">Московский </text:span><text:span text:style-name="T11">А</text:span><text:span text:style-name="T10">виационный </text:span><text:span text:style-name="T11">И</text:span><text:span text:style-name="T10">нститут</text:span></text:p>
      <text:p text:style-name="P7"><text:span text:style-name="T10">(Национальный исследовательский </text:span><text:span text:style-name="T11">У</text:span><text:span text:style-name="T10">ниверситет)</text:span></text:p>
      <text:p text:style-name="P25"/>
      <text:p text:style-name="P15">Факультет: «Информационные технологии и прикладная математика» </text:p>
      <text:p text:style-name="P15">Кафедра: 806 «Вычислительная математика и программирование» </text:p>
      <text:p text:style-name="P12"><text:s/></text:p>
      <text:p text:style-name="P9"><text:s/></text:p>
      <text:p text:style-name="P9"><text:s/></text:p>
      <text:p text:style-name="P9"><text:s/></text:p>
      <text:p text:style-name="P9"><text:s/></text:p>
      <text:p text:style-name="P10">Лабораторная работа № 2</text:p>
      <text:p text:style-name="P11">по курсу «Операционные системы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9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Студент:</text:p>
          </table:table-cell>
          <table:table-cell table:style-name="Таблица1.B1" office:value-type="string">
            <text:p text:style-name="P44">Валов В.В</text:p>
          </table:table-cell>
        </table:table-row>
        <table:table-row>
          <table:table-cell table:style-name="Таблица1.A2" office:value-type="string">
            <text:p text:style-name="P2">Группа:</text:p>
          </table:table-cell>
          <table:table-cell table:style-name="Таблица1.B2" office:value-type="string">
            <text:p text:style-name="P2">М8О-<text:span text:style-name="T34">308</text:span>Б-18</text:p>
          </table:table-cell>
        </table:table-row>
        <table:table-row>
          <table:table-cell table:style-name="Таблица1.A2" office:value-type="string">
            <text:p text:style-name="P2">Вариант:</text:p>
          </table:table-cell>
          <table:table-cell table:style-name="Таблица1.B2" office:value-type="string">
            <text:p text:style-name="P2">26</text:p>
          </table:table-cell>
        </table:table-row>
        <table:table-row table:style-name="Таблица1.4">
          <table:table-cell table:style-name="Таблица1.A2" office:value-type="string">
            <text:p text:style-name="P2">Преподаватель:</text:p>
          </table:table-cell>
          <table:table-cell table:style-name="Таблица1.B2" office:value-type="string">
            <text:p text:style-name="P44">Миронов Е.С</text:p>
          </table:table-cell>
        </table:table-row>
        <table:table-row table:style-name="Таблица1.5">
          <table:table-cell table:style-name="Таблица1.A2" office:value-type="string">
            <text:p text:style-name="P2">Оценка:</text:p>
          </table:table-cell>
          <table:table-cell table:style-name="Таблица1.B2" office:value-type="string">
            <text:p text:style-name="P1"/>
          </table:table-cell>
        </table:table-row>
        <table:table-row table:style-name="Таблица1.6">
          <table:table-cell table:style-name="Таблица1.A2" office:value-type="string">
            <text:p text:style-name="P2">Дата:</text:p>
          </table:table-cell>
          <table:table-cell table:style-name="Таблица1.B2" office:value-type="string">
            <text:p text:style-name="P3">20.12.<text:span text:style-name="T34">20</text:span></text:p>
          </table:table-cell>
        </table:table-row>
      </table:table>
      <text:p text:style-name="P33"/>
      <text:p text:style-name="P32"><text:span text:style-name="T12">Москва, 20</text:span><text:span text:style-name="T14">20</text:span></text:p>
      <text:list xml:id="list3840324458" text:style-name="WWNum1">
        <text:list-header>
          <text:p text:style-name="P39"><text:span text:style-name="T18">1. </text:span><text:span text:style-name="T17">Постановка задачи</text:span></text:p>
        </text:list-header>
      </text:list>
      <text:p text:style-name="P14"/>
      <text:p text:style-name="P36"><text:span text:style-name="T1">Дочерний процесс при создании принимает имя файла. При работе дочерний процесс получает числа от родительского процесса и пишет их в файл. Родительский процесс создает </text:span><text:span text:style-name="T2">n</text:span><text:span text:style-name="T1"> дочерних процессов и передает им поочередно числа из последовательности от 1...</text:span><text:span text:style-name="T2">m</text:span><text:span text:style-name="T1">.</text:span></text:p>
      <text:p text:style-name="P34"/>
      <text:p text:style-name="P31">Операционная система: Unix.</text:p>
      <text:p text:style-name="P30"/>
      <text:p text:style-name="P17"><text:bookmark text:name="_GoBack"/>Целью лабораторной работы является:</text:p>
      <text:p text:style-name="P22"/>
      <text:list xml:id="list1907894844" text:style-name="WWNum5">
        <text:list-header>
          <text:p text:style-name="P45">Приобретение практических навыков в: </text:p>
        </text:list-header>
        <text:list-item>
          <text:p text:style-name="P45">Управление процессами в ОС </text:p>
        </text:list-item>
        <text:list-item>
          <text:p text:style-name="P45">Обеспечение обмена данных между процессами посредством каналов</text:p>
          <text:p text:style-name="P45"/>
        </text:list-item>
      </text:list>
      <text:p text:style-name="P17">Задание</text:p>
      <text:p text:style-name="P22"/>
      <text:p text:style-name="P19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.</text:p>
      <text:p text:style-name="P18"/>
      <text:list xml:id="list493847874" text:style-name="WWNum2">
        <text:list-header>
          <text:p text:style-name="P40"><text:span text:style-name="T16">2. </text:span><text:span text:style-name="T15">Решение задачи </text:span></text:p>
        </text:list-header>
      </text:list>
      <text:p text:style-name="P16"/>
      <text:p text:style-name="P21">Используемые системные вызовы:</text:p>
      <text:list xml:id="list1958595262" text:style-name="WWNum6">
        <text:list-item>
          <text:p text:style-name="P47"><text:span text:style-name="T20">ssize</text:span><text:span text:style-name="T23">_</text:span><text:span text:style-name="T20">t</text:span><text:span text:style-name="T23"> </text:span><text:span text:style-name="T20">write</text:span><text:span text:style-name="T23">(</text:span><text:span text:style-name="T20">int </text:span><text:span text:style-name="T21">fd</text:span><text:span text:style-name="T23">, </text:span><text:span text:style-name="T20">const</text:span><text:span text:style-name="T23"> </text:span><text:span text:style-name="T20">void</text:span><text:span text:style-name="T23"> *</text:span><text:span text:style-name="T21">buf</text:span><text:span text:style-name="T23">, </text:span><text:span text:style-name="T20">size</text:span><text:span text:style-name="T23">_</text:span><text:span text:style-name="T20">t </text:span><text:span text:style-name="T21">count</text:span><text:span text:style-name="T23">) - </text:span><text:span text:style-name="T25">пишет до </text:span><text:span text:style-name="T27">count</text:span><text:span text:style-name="T25"> байт из буфера, на который указывает </text:span><text:span text:style-name="T27">buf</text:span><text:span text:style-name="T25">, в файле, на который ссылается файловый дескриптор </text:span><text:span text:style-name="T27">fd</text:span><text:span text:style-name="T25">.</text:span></text:p>
        </text:list-item>
        <text:list-item>
          <text:p text:style-name="P46"><text:span text:style-name="T20">ssize</text:span><text:span text:style-name="T23">_</text:span><text:span text:style-name="T20">t</text:span><text:span text:style-name="T23"> </text:span><text:span text:style-name="T20">read</text:span><text:span text:style-name="T23">(</text:span><text:span text:style-name="T20">int </text:span><text:span text:style-name="T21">fd</text:span><text:span text:style-name="T23">, </text:span><text:span text:style-name="T20">void</text:span><text:span text:style-name="T23"> *</text:span><text:span text:style-name="T21">buf</text:span><text:span text:style-name="T23">, </text:span><text:span text:style-name="T20">size</text:span><text:span text:style-name="T23">_</text:span><text:span text:style-name="T20">t </text:span><text:span text:style-name="T21">count</text:span><text:span text:style-name="T23">) - </text:span><text:span text:style-name="T26">пытается прочитать </text:span><text:span text:style-name="T28">count</text:span><text:span text:style-name="T26"> байт из файлового дескриптора </text:span><text:span text:style-name="T28">fd</text:span><text:span text:style-name="T26"> в буфер, начинающийся по адресу </text:span><text:span text:style-name="T28">buf</text:span><text:span text:style-name="T26">.</text:span><text:span text:style-name="T30"> Для файлов, поддерживающих смещения, операция чтения начинается с текущего файлового смещения, и файловое смещение увеличивается на количество прочитанных байт. Если текущее файловое смещение находится за концом файла, то ничего не читается и </text:span><text:span text:style-name="T24">read</text:span><text:span text:style-name="T30">() возвращает ноль. Если значение </text:span><text:span text:style-name="T29">count </text:span><text:span text:style-name="T30">равно 0, то </text:span><text:span text:style-name="T24">read</text:span><text:span text:style-name="T30">() </text:span><text:span text:style-name="T29">может </text:span><text:span text:style-name="T30">обнаружить ошибки, описанные далее. При отсутствии ошибок, или если </text:span><text:span text:style-name="T24">read</text:span><text:span text:style-name="T30">() не выполняет проверки, то </text:span><text:span text:style-name="T24">read</text:span><text:span text:style-name="T30">() с </text:span><text:span text:style-name="T29">count </text:span><text:span text:style-name="T30">равным 0 возвращает 0 и ничего не меняет.</text:span></text:p>
        </text:list-item>
        <text:list-item>
          <text:p text:style-name="P46"><text:span text:style-name="T23">pid_t fork(void) - </text:span><text:span text:style-name="T26">создаёт новый процесс посредством копирования вызывающего процесса. Новый процесс считается </text:span><text:span text:style-name="T28">дочерним</text:span><text:span text:style-name="T26"> процессом. Вызывающий процесс считается </text:span><text:span text:style-name="T28">родительским</text:span><text:span text:style-name="T26"> процессом.</text:span><text:span text:style-name="T30"> Дочерний и родительский процессы находятся в отдельных пространствах памяти. Сразу после </text:span><text:span text:style-name="T24">fork</text:span><text:span text:style-name="T30">() эти пространства имеют одинаковое содержимое.</text:span></text:p>
        </text:list-item>
        <text:list-item>
          <text:p text:style-name="P47"><text:span text:style-name="T23">int close(int </text:span><text:span text:style-name="T27">fd</text:span><text:span text:style-name="T23">) - </text:span><text:span text:style-name="T25">закрывает файловый дескриптор.</text:span></text:p>
        </text:list-item>
        <text:list-item>
          <text:p text:style-name="P47"><text:span text:style-name="T20">int</text:span><text:span text:style-name="T23"> </text:span><text:span text:style-name="T20">pipe</text:span><text:span text:style-name="T23">2(</text:span><text:span text:style-name="T20">int </text:span><text:span text:style-name="T21">pipefd</text:span><text:span text:style-name="T23">[2], </text:span><text:span text:style-name="T20">int </text:span><text:span text:style-name="T21">flags</text:span><text:span text:style-name="T23">) - </text:span><text:span text:style-name="T25">создаёт однонаправленный канал данных, который можно использовать для взаимодействия между процессами. Массив </text:span><text:span text:style-name="T27">pipefd</text:span><text:span text:style-name="T25"> используется для возврата двух файловых описателей, указывающих на концы канала. </text:span><text:span text:style-name="T27">pipefd[0]</text:span><text:span text:style-name="T25"> указывает на конец канала для чтения. </text:span><text:span text:style-name="T27">pipefd[1]</text:span><text:span text:style-name="T25"> указывает на </text:span><text:soft-page-break/><text:span text:style-name="T25">конец канала для записи. Данные, записанные в конец канала, буферизируются ядром до тех пор, пока не будут прочитаны из конца канала для чтения.</text:span></text:p>
        </text:list-item>
      </text:list>
      <text:p text:style-name="P13"/>
      <text:p text:style-name="P5">Каждая из функций - родитель и ребёнок - принимают идентификаторы потоков, на чтение и на запись. Каждый из них передаётся так, что "чтение с читабельного конца потока 1 и запись в писательный конец потока 2" и "чтение с читабельного конца потока 2 и запись в писательный конец потока1". </text:p>
      <text:p text:style-name="P5">Функция pipe() создаёт собственный поток обмена данными. <text:s/>При этом в передаваемый ей массив записываются числовые идентификаторы (дескрипторы) двух "концов" потока: один на чтение, другой на запись. Поток (pipe) работает по принципу "положенное первым - первым будет считано".</text:p>
      <text:p text:style-name="P4"><text:span text:style-name="T32">int pid = fork(); <text:s/></text:span><text:span text:style-name="T31">Начиная с этого момента, процессов становится два. У каждого своя память. в процессе-родителе pid хранит идентификатор ребёнка. в ребёнке в этой же переменной лежит 0. Далее в каждом случае надо закрыть "лишние" концы потоков. поскольку сама программа теперь существует в двух экземплярах, то фактически у каждого потока появляются вторые дескрипторы. И если произошла хоть какая-то ошибка, то общая переменная ошибок != </text:span><text:span text:style-name="T22">0.</text:span></text:p>
      <text:p text:style-name="P35"><text:span text:style-name="T4">ДЕМОНСТРАЦИЯ РАБОТЫ</text:span><text:span text:style-name="T3"> </text:span><text:span text:style-name="T8">ПРОГРАММЫ</text:span><text:span text:style-name="T3">:<text:tab/></text:span></text:p>
      <text:p text:style-name="P26"/>
      <text:p text:style-name="P26">vadim@vadim:~/Desktop/os/lab2/src$ gcc main.c &amp;&amp; echo "out.txt 3 8"|./a.out &amp;&amp; cat out.txt</text:p>
      <text:p text:style-name="P26">FORK: Success</text:p>
      <text:p text:style-name="P26"/>
      <text:p text:style-name="P26">==========</text:p>
      <text:p text:style-name="P26">Enter name file</text:p>
      <text:p text:style-name="P26">Enter n</text:p>
      <text:p text:style-name="P26">Enter m</text:p>
      <text:p text:style-name="P26">Enter number</text:p>
      <text:p text:style-name="P26">End Enter</text:p>
      <text:p text:style-name="P26">Child</text:p>
      <text:p text:style-name="P26">Enter number</text:p>
      <text:p text:style-name="P26">End Enter</text:p>
      <text:p text:style-name="P26">Child</text:p>
      <text:p text:style-name="P26">Enter number</text:p>
      <text:p text:style-name="P26">End Enter</text:p>
      <text:p text:style-name="P26">Child</text:p>
      <text:p text:style-name="P26"/>
      <text:p text:style-name="P26">vadim@vadim:~/Desktop/os/lab2/src$ cat out.txt</text:p>
      <text:p text:style-name="P26">0 1 2 3 4 5 6 7 </text:p>
      <text:p text:style-name="P26">0 1 2 3 4 5 6 7 </text:p>
      <text:p text:style-name="P26">0 1 2 3 4 5 6 7 </text:p>
      <text:p text:style-name="P26"/>
      <text:p text:style-name="P43"><text:span text:style-name="T7"/></text:p>
      <text:p text:style-name="P43"><text:span text:style-name="T7"/></text:p>
      <text:p text:style-name="P43"><text:span text:style-name="T7"/></text:p>
      <text:p text:style-name="P20"/>
      <text:list xml:id="list4079410935" text:style-name="WWNum4">
        <text:list-header>
          <text:p text:style-name="P42"><text:soft-page-break/><text:span text:style-name="T16">4. </text:span><text:span text:style-name="T15">Листинг</text:span><text:span text:style-name="T19"> </text:span><text:span text:style-name="T15">программы</text:span></text:p>
        </text:list-header>
      </text:list>
      <text:p text:style-name="P23">#include &lt;unistd.h&gt;</text:p>
      <text:p text:style-name="P23">#include &lt;stdio.h&gt;</text:p>
      <text:p text:style-name="P23">#include &lt;sys/types.h&gt;</text:p>
      <text:p text:style-name="P23">#include &lt;sys/wait.h&gt;</text:p>
      <text:p text:style-name="P23">#include &lt;fcntl.h&gt;</text:p>
      <text:p text:style-name="P23"/>
      <text:p text:style-name="P23">void parentProces(int* pipe_fd, int m, char *fname) {</text:p>
      <text:p text:style-name="P23"><text:tab/>int d;</text:p>
      <text:p text:style-name="P23"><text:tab/>close(pipe_fd[0]);</text:p>
      <text:p text:style-name="P23"><text:tab/>printf("Enter number\n");</text:p>
      <text:p text:style-name="P23"/>
      <text:p text:style-name="P23"><text:tab/>for (int i = 0; i &lt; m; ++i) </text:p>
      <text:p text:style-name="P23"><text:tab/><text:tab/>write(pipe_fd[1], &amp;i, sizeof(i));</text:p>
      <text:p text:style-name="P23"><text:tab/></text:p>
      <text:p text:style-name="P23"><text:tab/>close(pipe_fd[1]);</text:p>
      <text:p text:style-name="P23">}</text:p>
      <text:p text:style-name="P23"/>
      <text:p text:style-name="P23">void childProces(int* pipe_fd, char *fname) {</text:p>
      <text:p text:style-name="P23"><text:tab/>int d;</text:p>
      <text:p text:style-name="P23"><text:tab/>int fd;</text:p>
      <text:p text:style-name="P23"><text:tab/>printf("Child\n");</text:p>
      <text:p text:style-name="P23"><text:tab/>close(pipe_fd[1]);</text:p>
      <text:p text:style-name="P23"/>
      <text:p text:style-name="P23"><text:tab/>fd = open(fname, O_CREAT | O_APPEND | O_WRONLY, S_IWUSR | S_IRUSR); // Открыть на дозапись, если нет создать с правами без sudo </text:p>
      <text:p text:style-name="P23"><text:tab/>dup2(fd, 1); // Перенаправить вывод в файл fd</text:p>
      <text:p text:style-name="P23"/>
      <text:p text:style-name="P23"><text:tab/>while(read(pipe_fd[0], &amp;d, sizeof(d)) &gt; 0) {</text:p>
      <text:p text:style-name="P23"><text:tab/><text:tab/>printf("%d ", d);</text:p>
      <text:p text:style-name="P23"><text:tab/>}</text:p>
      <text:p text:style-name="P23"><text:tab/>printf("\n");</text:p>
      <text:p text:style-name="P23"><text:tab/>close(fd);</text:p>
      <text:p text:style-name="P23">}</text:p>
      <text:p text:style-name="P23"/>
      <text:p text:style-name="P23">int main(int argc, char const *argv[]) {</text:p>
      <text:p text:style-name="P23"><text:tab/>int pipe_fd[2];</text:p>
      <text:p text:style-name="P23"><text:tab/>pid_t pid;</text:p>
      <text:p text:style-name="P23"><text:tab/>char name_file[20];</text:p>
      <text:p text:style-name="P23"><text:tab/>int count_process;</text:p>
      <text:p text:style-name="P23"><text:tab/>int m;</text:p>
      <text:p text:style-name="P23"><text:tab/>int err = 0;</text:p>
      <text:p text:style-name="P23"/>
      <text:p text:style-name="P23"><text:tab/>err = -1;</text:p>
      <text:p text:style-name="P23">perror("FORK");</text:p>
      <text:p text:style-name="P23"><text:tab/><text:tab/><text:tab/></text:p>
      <text:p text:style-name="P23"><text:tab/>printf("\n==========\nEnter name file\n");</text:p>
      <text:p text:style-name="P23"><text:tab/>scanf ("%s", name_file);</text:p>
      <text:p text:style-name="P23"><text:tab/>printf("Enter n\n");</text:p>
      <text:p text:style-name="P23"><text:tab/>scanf ("%d", &amp;count_process);</text:p>
      <text:p text:style-name="P23"><text:tab/>printf("Enter m\n");</text:p>
      <text:p text:style-name="P23"><text:tab/>scanf ("%d", &amp;m);</text:p>
      <text:p text:style-name="P23"/>
      <text:p text:style-name="P23"><text:tab/>int i = 0;</text:p>
      <text:p text:style-name="P23"/>
      <text:p text:style-name="P23"><text:tab/>for (i; i &lt; count_process; ++i) {</text:p>
      <text:p text:style-name="P23"><text:tab/><text:tab/>if(pipe(pipe_fd) == -1) {</text:p>
      <text:p text:style-name="P23"><text:tab/><text:tab/><text:tab/>perror("PIPE");</text:p>
      <text:p text:style-name="P23"><text:tab/><text:tab/><text:tab/>err = -2;</text:p>
      <text:p text:style-name="P23"><text:tab/><text:tab/>}</text:p>
      <text:p text:style-name="P23"/>
      <text:p text:style-name="P23"><text:soft-page-break/><text:tab/><text:tab/>pid = fork();</text:p>
      <text:p text:style-name="P23"/>
      <text:p text:style-name="P23"><text:tab/><text:tab/>if(pid == -1) {</text:p>
      <text:p text:style-name="P23"><text:tab/><text:tab/><text:tab/>perror("FORK");</text:p>
      <text:p text:style-name="P23"><text:tab/><text:tab/><text:tab/>err = -1;</text:p>
      <text:p text:style-name="P23"><text:tab/><text:tab/>}</text:p>
      <text:p text:style-name="P23"><text:tab/><text:tab/>else if (pid == 0) {</text:p>
      <text:p text:style-name="P23"><text:tab/><text:tab/><text:tab/>childProces(pipe_fd, name_file);</text:p>
      <text:p text:style-name="P23"><text:tab/><text:tab/><text:tab/>break;</text:p>
      <text:p text:style-name="P23"><text:tab/><text:tab/>} else </text:p>
      <text:p text:style-name="P23"><text:tab/><text:tab/><text:tab/>parentProces(pipe_fd, m, name_file);</text:p>
      <text:p text:style-name="P23"><text:tab/><text:tab/></text:p>
      <text:p text:style-name="P23"><text:tab/><text:tab/>printf("End Enter\n");</text:p>
      <text:p text:style-name="P23"><text:tab/><text:tab/></text:p>
      <text:p text:style-name="P23"><text:tab/>}</text:p>
      <text:p text:style-name="P23"><text:tab/></text:p>
      <text:p text:style-name="P23"><text:tab/>return err;</text:p>
      <text:p text:style-name="P23">}</text:p>
      <text:list xml:id="list134638306783968" text:continue-numbering="true" text:style-name="WWNum4">
        <text:list-header>
          <text:p text:style-name="P42"><text:span text:style-name="T16">5. </text:span><text:span text:style-name="T15">Вывод</text:span></text:p>
        </text:list-header>
      </text:list>
      <text:p text:style-name="P6">Современные программы редко работают в одном процессе или потоке. Довольно частая ситуация: нам необходимо запустить какую-то программу из нашей. Также многие программы создают дочерние процессы не для запуска другой программы, а для выполнения параллельной задачи. Например, так поступают простые сетевые серверы — при подсоединении клиента, сервер создаёт свою копию (дочерний процесс), которая обслуживает клиентское соединение и завершается по его закрытии. Родительский же процесс продолжает ожидать новых соединений.</text:p>
      <text:p text:style-name="P37">При работе с потоками и процессами необходимо быть весьма осторожным, так как возможно допустить различные ошибки, которые затем будет сложно отловить и исправ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49:00</meta:creation-date>
    <meta:initial-creator>Виолетта Подгорная</meta:initial-creator>
    <dc:language>ru-RU</dc:language>
    <dc:date>2021-03-23T13:46:36.369779471</dc:date>
    <meta:editing-cycles>13</meta:editing-cycles>
    <meta:editing-duration>PT2H7M20S</meta:editing-duration>
    <meta:generator>LibreOffice/6.0.7.3$Linux_X86_64 LibreOffice_project/00m0$Build-3</meta:generator>
    <meta:document-statistic meta:table-count="1" meta:image-count="0" meta:object-count="0" meta:page-count="5" meta:paragraph-count="134" meta:word-count="894" meta:character-count="6296" meta:non-whitespace-character-count="5429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